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Projet Libre</text:p>
      <text:p text:style-name="P1"/>
      <text:p text:style-name="P2">Réalisez un « site web » en partant de votre propre expérience, vos idées, en utilisant les technologies vues en cours : HTML5, CSS( SASS, BOOTSTRAP, GRID), js, jquery, php mysql, MVC.<text:line-break/><text:line-break/>Étape 1 :</text:p>
      <text:p text:style-name="P2"><text:tab/>Réaliser un mini cahier des charges répertoriant</text:p>
      <text:p text:style-name="P2"><text:tab/><text:tab/>-Le nom de domaine,</text:p>
      <text:p text:style-name="P2"><text:tab/><text:tab/>-Le nom de votre futur site,<text:line-break/><text:tab/><text:tab/>-Les couleurs de celui-ci,</text:p>
      <text:p text:style-name="P2"><text:tab/><text:tab/>-Les fonts de celui-ci</text:p>
      <text:p text:style-name="P2"><text:tab/><text:tab/>-Si un logo, l'intégrer au cahier,</text:p>
      <text:p text:style-name="P2"><text:tab/><text:tab/>-Nombre de pages,</text:p>
      <text:p text:style-name="P2"><text:tab/><text:tab/>-Nom des pages,</text:p>
      <text:p text:style-name="P2"><text:tab/><text:tab/>-Urls des futures pages,</text:p>
      <text:p text:style-name="P2"><text:tab/><text:tab/>-Futur fonctionnalité du site.</text:p>
      <text:p text:style-name="P2"><text:tab/>Une fois cela fait, me l'apporter en validation avant de passer à la suite.</text:p>
      <text:p text:style-name="P2"/>
      <text:p text:style-name="P2">Étape 2 :</text:p>
      <text:p text:style-name="P2"><text:tab/>Réaliser les maquettes en suivant les données précédemment entrées dans le mini cahier des charges.<text:line-break/>Présenter les maquettes pour validation.</text:p>
      <text:p text:style-name="P2"/>
      <text:p text:style-name="P2">Étape 3 :</text:p>
      <text:p text:style-name="P2"><text:tab/>Si base de données, créer diagrammes UML (Cours existant dans drive Apprenant)</text:p>
      <text:p text:style-name="P2">Me le présenter pour validation avant de passer à la suite.<text:line-break/><text:line-break/><text:soft-page-break/>Étape 4 :<text:line-break/>Coder le site.<text:line-break/><text:line-break/>Étape 4 :<text:line-break/>Voilà, voilà !</text:p>
      <text:p text:style-name="P2"/>
      <text:p text:style-name="P2">Bon courage 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Martinez</meta:initial-creator>
    <meta:creation-date>2019-07-23T13:39:31</meta:creation-date>
    <dc:date>2019-07-25T09:13:40</dc:date>
    <dc:creator>Kevin Martinez</dc:creator>
    <meta:editing-duration>PT42M55S</meta:editing-duration>
    <meta:editing-cycles>5</meta:editing-cycles>
    <meta:generator>OpenOffice/4.1.6$Unix OpenOffice.org_project/416m1$Build-9790</meta:generator>
    <meta:document-statistic meta:table-count="0" meta:image-count="0" meta:object-count="0" meta:page-count="2" meta:paragraph-count="18" meta:word-count="161" meta:character-count="939"/>
  </office:meta>
</office:document-meta>
</file>